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 draw:fill="bitmap" draw:fill-image-name="FillImage1" style:repeat="stretch"/>
    </style:style>
    <style:style style:family="presentation" style:name="pr2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 fo:text-align="center"/>
    </style:style>
    <style:style style:family="text" style:name="T1">
      <style:text-properties fo:font-family="Liberation Sans" style:font-family-asian="Lucida Sans Unicode" style:font-family-complex="Mangal" fo:font-size="60pt" style:font-size-asian="60pt" style:font-size-complex="60pt" fo:language="de" fo:country="DE" style:text-underline-type="none"/>
    </style:style>
    <style:style style:family="graphic" style:name="gr2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3">
      <style:text-properties/>
      <style:paragraph-properties/>
    </style:style>
    <style:style style:family="text" style:name="T2">
      <style:text-properties style:text-line-through-type="none" fo:language="de" fo:country="DE"/>
    </style:style>
    <style:style style:family="graphic" style:name="gr3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4">
      <style:text-properties/>
      <style:paragraph-properties/>
    </style:style>
    <style:style style:family="text" style:name="T3">
      <style:text-properties style:text-line-through-type="none" fo:font-size="12pt" style:font-size-asian="12pt" style:font-size-complex="12pt" fo:language="de" fo:country="DE" fo:font-style="italic"/>
    </style:style>
    <style:style style:family="text" style:name="T4">
      <style:text-properties style:text-line-through-type="none" fo:font-size="12pt" style:font-size-asian="12pt" style:font-size-complex="12pt" fo:language="de" fo:country="DE" fo:font-style="italic"/>
    </style:style>
    <style:style style:family="drawing-page" style:name="dp6">
      <style:drawing-page-properties draw:fill="bitmap" draw:fill-image-name="FillImage2" style:repeat="stretch" presentation:transition-speed="medium"/>
    </style:style>
    <style:style style:family="presentation" style:name="pr5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7">
      <style:text-properties/>
      <style:paragraph-properties fo:text-align="center"/>
    </style:style>
    <style:style style:family="text" style:name="T5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">
      <style:text-properties/>
      <style:paragraph-properties fo:text-align="left" fo:margin-left="28.34pt" fo:margin-right="0pt" fo:margin-top="2.82pt" fo:margin-bottom="2.82pt"/>
    </style:style>
    <style:style style:family="text" style:name="T6">
      <style:text-properties fo:font-variant="normal" fo:color="#000000" style:text-line-through-type="none" fo:font-family="Arial" style:font-family-complex="Arial" fo:font-size="32pt" style:font-size-asian="32pt" style:font-size-complex="32pt" fo:letter-spacing="0pt" fo:language="de" fo:country="DE" fo:font-style="normal" style:text-underline-type="none" fo:font-weight="normal"/>
    </style:style>
    <style:style style:family="text" style:name="T7">
      <style:text-properties fo:font-variant="normal" fo:color="#000000" style:text-line-through-type="none" fo:font-family="Arial" style:font-family-complex="Arial" fo:font-size="32pt" style:font-size-asian="32pt" style:font-size-complex="32pt" fo:letter-spacing="0pt" fo:language="de" fo:country="DE" fo:font-style="normal" style:text-underline-type="none" fo:font-weight="normal"/>
    </style:style>
    <style:style style:family="paragraph" style:name="P9">
      <style:text-properties/>
      <style:paragraph-properties fo:text-align="left" fo:margin-left="28.34pt" fo:margin-right="0pt" fo:margin-top="2.82pt" fo:margin-bottom="2.82pt"/>
    </style:style>
    <style:style style:family="text" style:name="T8">
      <style:text-properties fo:font-variant="normal" fo:color="#000000" style:text-line-through-type="none" fo:font-family="Arial" style:font-family-complex="Arial" fo:font-size="32pt" style:font-size-asian="32pt" style:font-size-complex="32pt" fo:letter-spacing="0pt" fo:language="de" fo:country="DE" fo:font-style="normal" style:text-underline-type="none" fo:font-weight="normal"/>
    </style:style>
    <style:style style:family="paragraph" style:name="P10">
      <style:text-properties/>
      <style:paragraph-properties fo:text-align="left" fo:margin-left="28.34pt" fo:margin-right="0pt" fo:margin-top="2.82pt" fo:margin-bottom="2.82pt"/>
    </style:style>
    <style:style style:family="text" style:name="T9">
      <style:text-properties fo:font-variant="normal" fo:color="#000000" style:text-line-through-type="none" fo:font-family="Arial" style:font-family-complex="Arial" fo:font-size="32pt" style:font-size-asian="32pt" style:font-size-complex="32pt" fo:letter-spacing="0pt" fo:language="de" fo:country="DE" fo:font-style="normal" style:text-underline-type="none" fo:font-weight="normal"/>
    </style:style>
    <style:style style:family="graphic" style:name="gr4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1">
      <style:text-properties/>
      <style:paragraph-properties fo:text-align="left"/>
    </style:style>
    <style:style style:family="text" style:name="T10">
      <style:text-properties style:text-line-through-type="none" fo:font-family="Liberation Sans" fo:language="de" fo:country="DE"/>
    </style:style>
    <style:style style:family="drawing-page" style:name="dp7">
      <style:drawing-page-properties draw:fill="bitmap" draw:fill-image-name="FillImage3" style:repeat="stretch" presentation:transition-speed="medium"/>
    </style:style>
    <style:style style:family="presentation" style:name="pr7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12">
      <style:text-properties/>
      <style:paragraph-properties fo:text-align="center"/>
    </style:style>
    <style:style style:family="text" style:name="T11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3">
      <style:text-properties/>
      <style:paragraph-properties fo:text-align="left" fo:margin-left="28.34pt" fo:margin-right="0pt" fo:margin-top="2.83pt" fo:margin-bottom="2.83pt"/>
    </style:style>
    <style:style style:family="text" style:name="T1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4">
      <style:text-properties/>
      <style:paragraph-properties fo:text-align="left" fo:margin-left="28.34pt" fo:margin-right="0pt" fo:margin-top="2.83pt" fo:margin-bottom="2.83pt"/>
    </style:style>
    <style:style style:family="text" style:name="T1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5">
      <style:text-properties/>
      <style:paragraph-properties fo:text-align="left" fo:margin-left="28.34pt" fo:margin-right="0pt" fo:margin-top="2.83pt" fo:margin-bottom="2.83pt"/>
    </style:style>
    <style:style style:family="text" style:name="T1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6">
      <style:text-properties/>
      <style:paragraph-properties fo:text-align="left" fo:margin-left="28.34pt" fo:margin-right="0pt" fo:margin-top="2.83pt" fo:margin-bottom="2.83pt"/>
    </style:style>
    <style:style style:family="text" style:name="T1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7">
      <style:text-properties/>
      <style:paragraph-properties fo:text-align="left" fo:margin-left="28.34pt" fo:margin-right="0pt" fo:margin-top="2.83pt" fo:margin-bottom="2.83pt"/>
    </style:style>
    <style:style style:family="text" style:name="T1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8">
      <style:text-properties/>
      <style:paragraph-properties fo:text-align="left" fo:margin-left="28.34pt" fo:margin-right="0pt" fo:margin-top="2.83pt" fo:margin-bottom="2.83pt"/>
    </style:style>
    <style:style style:family="text" style:name="T17">
      <style:text-properties fo:font-size="32pt" style:font-size-asian="32pt" style:font-size-complex="32pt"/>
    </style:style>
    <style:style style:family="graphic" style:name="gr5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9">
      <style:text-properties/>
      <style:paragraph-properties fo:text-align="left"/>
    </style:style>
    <style:style style:family="text" style:name="T18">
      <style:text-properties style:text-line-through-type="none" fo:font-family="Liberation Sans" fo:language="de" fo:country="DE"/>
    </style:style>
    <style:style style:family="drawing-page" style:name="dp8">
      <style:drawing-page-properties draw:fill="bitmap" draw:fill-image-name="FillImage4" style:repeat="stretch" presentation:transition-speed="medium"/>
    </style:style>
    <style:style style:family="presentation" style:name="pr9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20">
      <style:text-properties/>
      <style:paragraph-properties fo:text-align="center"/>
    </style:style>
    <style:style style:family="text" style:name="T19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1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1">
      <style:text-properties/>
      <style:paragraph-properties fo:text-align="left" fo:margin-left="28.34pt" fo:margin-right="0pt" fo:margin-top="2.83pt" fo:margin-bottom="2.83pt"/>
    </style:style>
    <style:style style:family="text" style:name="T2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2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22">
      <style:text-properties/>
      <style:paragraph-properties fo:text-align="left" fo:margin-left="28.34pt" fo:margin-right="0pt" fo:margin-top="2.83pt" fo:margin-bottom="2.83pt"/>
    </style:style>
    <style:style style:family="text" style:name="T2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23">
      <style:text-properties/>
      <style:paragraph-properties fo:text-align="left" fo:margin-left="28.34pt" fo:margin-right="0pt" fo:margin-top="2.83pt" fo:margin-bottom="2.83pt"/>
    </style:style>
    <style:style style:family="text" style:name="T2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2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2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24">
      <style:text-properties/>
      <style:paragraph-properties fo:text-align="left" fo:margin-left="28.34pt" fo:margin-right="0pt" fo:margin-top="2.83pt" fo:margin-bottom="2.83pt"/>
    </style:style>
    <style:style style:family="text" style:name="T2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6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25">
      <style:text-properties/>
      <style:paragraph-properties fo:text-align="left"/>
    </style:style>
    <style:style style:family="text" style:name="T27">
      <style:text-properties style:text-line-through-type="none" fo:font-family="Liberation Sans" fo:language="de" fo:country="DE"/>
    </style:style>
    <style:style style:family="drawing-page" style:name="dp9">
      <style:drawing-page-properties draw:fill="bitmap" draw:fill-image-name="FillImage5" style:repeat="stretch" presentation:transition-speed="medium"/>
    </style:style>
    <style:style style:family="presentation" style:name="pr11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26">
      <style:text-properties/>
      <style:paragraph-properties fo:text-align="center"/>
    </style:style>
    <style:style style:family="text" style:name="T28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1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7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2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28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3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29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3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30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3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31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3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32">
      <style:text-properties/>
      <style:paragraph-properties fo:text-align="left" fo:margin-left="28.34pt" fo:margin-right="0pt" fo:margin-top="2.83pt" fo:margin-bottom="2.83pt"/>
    </style:style>
    <style:style style:family="text" style:name="T3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7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33">
      <style:text-properties/>
      <style:paragraph-properties fo:text-align="left"/>
    </style:style>
    <style:style style:family="text" style:name="T35">
      <style:text-properties style:text-line-through-type="none" fo:font-family="Liberation Sans" fo:language="de" fo:country="DE"/>
    </style:style>
    <style:style style:family="drawing-page" style:name="dp10">
      <style:drawing-page-properties draw:fill="bitmap" draw:fill-image-name="FillImage6" style:repeat="stretch" presentation:transition-speed="medium"/>
    </style:style>
    <style:style style:family="presentation" style:name="pr13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34">
      <style:text-properties/>
      <style:paragraph-properties fo:text-align="center"/>
    </style:style>
    <style:style style:family="text" style:name="T36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1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35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37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3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36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3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37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4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38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4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8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39">
      <style:text-properties/>
      <style:paragraph-properties fo:text-align="left"/>
    </style:style>
    <style:style style:family="text" style:name="T42">
      <style:text-properties style:text-line-through-type="none" fo:font-family="Liberation Sans" fo:language="de" fo:country="DE"/>
    </style:style>
    <style:style style:family="drawing-page" style:name="dp11">
      <style:drawing-page-properties draw:fill="bitmap" draw:fill-image-name="FillImage7" style:repeat="stretch" presentation:transition-speed="medium"/>
    </style:style>
    <style:style style:family="presentation" style:name="pr15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40">
      <style:text-properties/>
      <style:paragraph-properties fo:text-align="center"/>
    </style:style>
    <style:style style:family="text" style:name="T43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1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1">
      <style:text-properties/>
      <style:paragraph-properties fo:text-align="left" fo:margin-left="28.34pt" fo:margin-right="0pt" fo:margin-top="2.83pt" fo:margin-bottom="2.83pt"/>
    </style:style>
    <style:style style:family="text" style:name="T4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42">
      <style:text-properties/>
      <style:paragraph-properties fo:text-align="left" fo:margin-left="28.34pt" fo:margin-right="0pt" fo:margin-top="2.83pt" fo:margin-bottom="2.83pt"/>
    </style:style>
    <style:style style:family="text" style:name="T4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43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4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44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47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45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4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46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4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9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47">
      <style:text-properties/>
      <style:paragraph-properties fo:text-align="left"/>
    </style:style>
    <style:style style:family="text" style:name="T50">
      <style:text-properties style:text-line-through-type="none" fo:font-family="Liberation Sans" fo:language="de" fo:country="DE"/>
    </style:style>
    <style:style style:family="drawing-page" style:name="dp12">
      <style:drawing-page-properties draw:fill="bitmap" draw:fill-image-name="FillImage8" style:repeat="stretch" presentation:transition-speed="medium"/>
    </style:style>
    <style:style style:family="presentation" style:name="pr17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48">
      <style:text-properties/>
      <style:paragraph-properties fo:text-align="center"/>
    </style:style>
    <style:style style:family="text" style:name="T51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1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9">
      <style:text-properties/>
      <style:paragraph-properties fo:text-align="left" fo:margin-left="28.34pt" fo:margin-right="0pt" fo:margin-top="2.83pt" fo:margin-bottom="2.83pt"/>
    </style:style>
    <style:style style:family="text" style:name="T5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50">
      <style:text-properties/>
      <style:paragraph-properties fo:text-align="left" fo:margin-left="28.34pt" fo:margin-right="0pt" fo:margin-top="2.83pt" fo:margin-bottom="2.83pt"/>
    </style:style>
    <style:style style:family="text" style:name="T5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51">
      <style:text-properties/>
      <style:paragraph-properties fo:text-align="left" fo:margin-left="28.34pt" fo:margin-right="0pt" fo:margin-top="2.83pt" fo:margin-bottom="2.83pt"/>
    </style:style>
    <style:style style:family="text" style:name="T5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10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52">
      <style:text-properties/>
      <style:paragraph-properties fo:text-align="left"/>
    </style:style>
    <style:style style:family="text" style:name="T55">
      <style:text-properties style:text-line-through-type="none" fo:font-family="Liberation Sans" fo:language="de" fo:country="DE"/>
    </style:style>
    <style:style style:family="drawing-page" style:name="dp13">
      <style:drawing-page-properties draw:fill="bitmap" draw:fill-image-name="FillImage9" style:repeat="stretch" presentation:transition-speed="medium"/>
    </style:style>
    <style:style style:family="presentation" style:name="pr19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53">
      <style:text-properties/>
      <style:paragraph-properties fo:text-align="center"/>
    </style:style>
    <style:style style:family="text" style:name="T56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2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4">
      <style:text-properties/>
      <style:paragraph-properties fo:text-align="left" fo:margin-left="28.34pt" fo:margin-right="0pt" fo:margin-top="2.83pt" fo:margin-bottom="2.83pt"/>
    </style:style>
    <style:style style:family="text" style:name="T57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55">
      <style:text-properties/>
      <style:paragraph-properties fo:text-align="left" fo:margin-left="28.34pt" fo:margin-right="0pt" fo:margin-top="2.83pt" fo:margin-bottom="2.83pt"/>
    </style:style>
    <style:style style:family="text" style:name="T5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56">
      <style:text-properties/>
      <style:paragraph-properties fo:text-align="left" fo:margin-left="28.34pt" fo:margin-right="0pt" fo:margin-top="2.83pt" fo:margin-bottom="2.83pt"/>
    </style:style>
    <style:style style:family="text" style:name="T5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11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57">
      <style:text-properties/>
      <style:paragraph-properties fo:text-align="left"/>
    </style:style>
    <style:style style:family="text" style:name="T60">
      <style:text-properties style:text-line-through-type="none" fo:font-family="Liberation Sans" fo:language="de" fo:country="DE"/>
    </style:style>
    <style:style style:family="drawing-page" style:name="dp14">
      <style:drawing-page-properties draw:fill="bitmap" draw:fill-image-name="FillImage10" style:repeat="stretch" presentation:transition-speed="medium"/>
    </style:style>
    <style:style style:family="presentation" style:name="pr21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58">
      <style:text-properties/>
      <style:paragraph-properties fo:text-align="center"/>
    </style:style>
    <style:style style:family="text" style:name="T61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2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9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6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60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6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61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6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62">
      <style:text-properties/>
      <style:paragraph-properties fo:text-align="left" fo:margin-left="28.34pt" fo:margin-right="0pt" fo:margin-top="2.83pt" fo:margin-bottom="2.83pt"/>
    </style:style>
    <style:style style:family="text" style:name="T6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12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63">
      <style:text-properties/>
      <style:paragraph-properties fo:text-align="left"/>
    </style:style>
    <style:style style:family="text" style:name="T66">
      <style:text-properties style:text-line-through-type="none" fo:font-family="Liberation Sans" fo:language="de" fo:country="DE"/>
    </style:style>
    <style:style style:family="drawing-page" style:name="dp15">
      <style:drawing-page-properties draw:fill="bitmap" draw:fill-image-name="FillImage11" style:repeat="stretch" presentation:transition-speed="medium"/>
    </style:style>
    <style:style style:family="presentation" style:name="pr23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64">
      <style:text-properties/>
      <style:paragraph-properties fo:text-align="center"/>
    </style:style>
    <style:style style:family="text" style:name="T67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2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65">
      <style:text-properties/>
      <style:paragraph-properties fo:text-align="left" fo:margin-left="28.34pt" fo:margin-right="0pt" fo:margin-top="2.83pt" fo:margin-bottom="2.83pt"/>
    </style:style>
    <style:style style:family="text" style:name="T6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66">
      <style:text-properties/>
      <style:paragraph-properties fo:text-align="left" fo:margin-left="28.34pt" fo:margin-right="0pt" fo:margin-top="2.83pt" fo:margin-bottom="2.83pt"/>
    </style:style>
    <style:style style:family="text" style:name="T6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67">
      <style:text-properties/>
      <style:paragraph-properties fo:text-align="left" fo:margin-left="28.34pt" fo:margin-right="0pt" fo:margin-top="2.83pt" fo:margin-bottom="2.83pt"/>
    </style:style>
    <style:style style:family="text" style:name="T7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13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68">
      <style:text-properties/>
      <style:paragraph-properties fo:text-align="left"/>
    </style:style>
    <style:style style:family="text" style:name="T71">
      <style:text-properties style:text-line-through-type="none" fo:font-family="Liberation Sans" fo:language="de" fo:country="DE"/>
    </style:style>
    <style:style style:family="drawing-page" style:name="dp16">
      <style:drawing-page-properties draw:fill="bitmap" draw:fill-image-name="FillImage12" style:repeat="stretch" presentation:transition-speed="medium"/>
    </style:style>
    <style:style style:family="presentation" style:name="pr25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69">
      <style:text-properties/>
      <style:paragraph-properties fo:text-align="center"/>
    </style:style>
    <style:style style:family="text" style:name="T72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2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0">
      <style:text-properties/>
      <style:paragraph-properties fo:text-align="left" fo:margin-left="28.34pt" fo:margin-right="0pt" fo:margin-top="2.83pt" fo:margin-bottom="2.83pt"/>
    </style:style>
    <style:style style:family="text" style:name="T7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71">
      <style:text-properties/>
      <style:paragraph-properties fo:text-align="left" fo:margin-left="28.34pt" fo:margin-right="0pt" fo:margin-top="2.83pt" fo:margin-bottom="2.83pt"/>
    </style:style>
    <style:style style:family="text" style:name="T7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72">
      <style:text-properties/>
      <style:paragraph-properties fo:text-align="left" fo:margin-left="28.34pt" fo:margin-right="0pt" fo:margin-top="2.83pt" fo:margin-bottom="2.83pt"/>
    </style:style>
    <style:style style:family="text" style:name="T7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73">
      <style:text-properties/>
      <style:paragraph-properties fo:text-align="left" fo:margin-left="28.34pt" fo:margin-right="0pt" fo:margin-top="2.83pt" fo:margin-bottom="2.83pt"/>
    </style:style>
    <style:style style:family="text" style:name="T7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14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74">
      <style:text-properties/>
      <style:paragraph-properties fo:text-align="left"/>
    </style:style>
    <style:style style:family="text" style:name="T77">
      <style:text-properties style:text-line-through-type="none" fo:font-family="Liberation Sans" fo:language="de" fo:country="DE"/>
    </style:style>
    <style:style style:family="drawing-page" style:name="dp17">
      <style:drawing-page-properties draw:fill="bitmap" draw:fill-image-name="FillImage13" style:repeat="stretch" presentation:transition-speed="medium"/>
    </style:style>
    <style:style style:family="presentation" style:name="pr27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75">
      <style:text-properties/>
      <style:paragraph-properties fo:text-align="center"/>
    </style:style>
    <style:style style:family="text" style:name="T78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2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6">
      <style:text-properties/>
      <style:paragraph-properties fo:text-align="left" fo:margin-left="28.34pt" fo:margin-right="0pt" fo:margin-top="2.83pt" fo:margin-bottom="2.83pt"/>
    </style:style>
    <style:style style:family="text" style:name="T7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77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8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78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8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79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8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15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80">
      <style:text-properties/>
      <style:paragraph-properties fo:text-align="left"/>
    </style:style>
    <style:style style:family="text" style:name="T83">
      <style:text-properties style:text-line-through-type="none" fo:font-family="Liberation Sans" fo:language="de" fo:country="DE"/>
    </style:style>
    <style:style style:family="drawing-page" style:name="dp18">
      <style:drawing-page-properties draw:fill="bitmap" draw:fill-image-name="FillImage14" style:repeat="stretch" presentation:transition-speed="medium"/>
    </style:style>
    <style:style style:family="presentation" style:name="pr29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81">
      <style:text-properties/>
      <style:paragraph-properties fo:text-align="center"/>
    </style:style>
    <style:style style:family="text" style:name="T84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3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2">
      <style:text-properties/>
      <style:paragraph-properties fo:text-align="left" fo:margin-left="28.34pt" fo:margin-right="0pt" fo:margin-top="2.83pt" fo:margin-bottom="2.83pt"/>
    </style:style>
    <style:style style:family="text" style:name="T8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83">
      <style:text-properties/>
      <style:paragraph-properties fo:text-align="left" fo:margin-left="28.34pt" fo:margin-right="0pt" fo:margin-top="2.83pt" fo:margin-bottom="2.83pt"/>
    </style:style>
    <style:style style:family="paragraph" style:name="P84">
      <style:text-properties/>
      <style:paragraph-properties fo:text-align="left" fo:margin-left="28.34pt" fo:margin-right="0pt" fo:margin-top="2.83pt" fo:margin-bottom="2.83pt"/>
    </style:style>
    <style:style style:family="text" style:name="T8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85">
      <style:text-properties/>
      <style:paragraph-properties fo:text-align="left" fo:margin-left="28.34pt" fo:margin-right="0pt" fo:margin-top="2.83pt" fo:margin-bottom="2.83pt"/>
    </style:style>
    <style:style style:family="graphic" style:name="gr16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86">
      <style:text-properties/>
      <style:paragraph-properties fo:text-align="left"/>
    </style:style>
    <style:style style:family="text" style:name="T87">
      <style:text-properties style:text-line-through-type="none" fo:font-family="Liberation Sans" fo:language="de" fo:country="DE"/>
    </style:style>
    <style:style style:family="drawing-page" style:name="dp19">
      <style:drawing-page-properties draw:fill="bitmap" draw:fill-image-name="FillImage15" style:repeat="stretch" presentation:transition-speed="medium"/>
    </style:style>
    <style:style style:family="presentation" style:name="pr31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87">
      <style:text-properties/>
      <style:paragraph-properties fo:text-align="center"/>
    </style:style>
    <style:style style:family="text" style:name="T88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3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8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8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89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9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90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9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91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9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92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9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93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9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94">
      <style:text-properties/>
      <style:paragraph-properties fo:text-align="left" fo:margin-left="34.01pt" fo:margin-right="0pt" fo:text-indent="17.01pt" fo:margin-top="2.83pt" fo:margin-bottom="2.83pt"/>
    </style:style>
    <style:style style:family="paragraph" style:name="P95">
      <style:text-properties/>
      <style:paragraph-properties fo:text-align="left" fo:margin-left="28.34pt" fo:margin-right="0pt" fo:margin-top="2.83pt" fo:margin-bottom="2.83pt"/>
    </style:style>
    <style:style style:family="text" style:name="T9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96">
      <style:text-properties/>
      <style:paragraph-properties fo:text-align="left" fo:margin-left="28.34pt" fo:margin-right="0pt" fo:margin-top="2.83pt" fo:margin-bottom="2.83pt"/>
    </style:style>
    <style:style style:family="graphic" style:name="gr17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97">
      <style:text-properties/>
      <style:paragraph-properties fo:text-align="left"/>
    </style:style>
    <style:style style:family="text" style:name="T96">
      <style:text-properties style:text-line-through-type="none" fo:font-family="Liberation Sans" fo:language="de" fo:country="DE"/>
    </style:style>
    <style:style style:family="drawing-page" style:name="dp20">
      <style:drawing-page-properties draw:fill="bitmap" draw:fill-image-name="FillImage16" style:repeat="stretch" presentation:transition-speed="medium"/>
    </style:style>
    <style:style style:family="presentation" style:name="pr33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98">
      <style:text-properties/>
      <style:paragraph-properties fo:text-align="center"/>
    </style:style>
    <style:style style:family="text" style:name="T97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3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9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9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00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9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0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0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0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0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0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0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0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01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07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0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0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1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1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1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1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1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02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1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1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17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1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1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2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2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2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2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2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2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03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2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27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2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2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3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3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3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3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3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3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3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04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37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3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3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4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4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4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4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4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4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4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18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05">
      <style:text-properties/>
      <style:paragraph-properties fo:text-align="left"/>
    </style:style>
    <style:style style:family="text" style:name="T147">
      <style:text-properties style:text-line-through-type="none" fo:font-family="Liberation Sans" fo:language="de" fo:country="DE"/>
    </style:style>
    <style:style style:family="drawing-page" style:name="dp21">
      <style:drawing-page-properties draw:fill="bitmap" draw:fill-image-name="FillImage17" style:repeat="stretch" presentation:transition-speed="medium"/>
    </style:style>
    <style:style style:family="presentation" style:name="pr35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106">
      <style:text-properties/>
      <style:paragraph-properties fo:text-align="center"/>
    </style:style>
    <style:style style:family="text" style:name="T148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3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7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4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08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5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09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5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10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5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11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5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12">
      <style:text-properties/>
      <style:paragraph-properties fo:text-align="left" fo:margin-left="51.02pt" fo:margin-right="0pt" fo:text-indent="17.01pt" fo:margin-top="2.83pt" fo:margin-bottom="2.83pt"/>
    </style:style>
    <style:style style:family="text" style:name="T15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13">
      <style:text-properties/>
      <style:paragraph-properties fo:text-align="left" fo:margin-left="51.02pt" fo:margin-right="0pt" fo:text-indent="17.01pt" fo:margin-top="2.83pt" fo:margin-bottom="2.83pt"/>
    </style:style>
    <style:style style:family="text" style:name="T15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19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14">
      <style:text-properties/>
      <style:paragraph-properties fo:text-align="left"/>
    </style:style>
    <style:style style:family="text" style:name="T156">
      <style:text-properties style:text-line-through-type="none" fo:font-family="Liberation Sans" fo:language="de" fo:country="DE"/>
    </style:style>
    <style:style style:family="drawing-page" style:name="dp22">
      <style:drawing-page-properties draw:fill="bitmap" draw:fill-image-name="FillImage18" style:repeat="stretch" presentation:transition-speed="medium"/>
    </style:style>
    <style:style style:family="presentation" style:name="pr37">
      <style:graphic-properties draw:fill="none" draw:textarea-vertical-align="middle" draw:auto-grow-height="true" draw:fit-to-size="false" style:shrink-to-fit="false" draw:stroke="none" style:wrap="run-through" fo:background-color="transparent"/>
    </style:style>
    <style:style style:family="paragraph" style:name="P115">
      <style:text-properties/>
      <style:paragraph-properties fo:text-align="center"/>
    </style:style>
    <style:style style:family="text" style:name="T157">
      <style:text-properties fo:font-family="Liberation Sans" style:font-family-asian="Lucida Sans Unicode" style:font-family-complex="Mangal" fo:font-size="44pt" style:font-size-asian="44pt" style:font-size-complex="44pt" fo:language="de" fo:country="DE" style:text-underline-type="none"/>
    </style:style>
    <style:style style:family="presentation" style:name="pr3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16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5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17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59">
      <style:text-properties fo:color="#0000FF" fo:font-family="Arial" style:font-family-asian="Lucida Sans Unicode" style:font-family-complex="Mangal" fo:font-size="32pt" style:font-size-asian="32pt" style:font-size-complex="32pt" fo:language="de" fo:country="DE" style:text-underline-type="single" style:text-underline-style="solid"/>
    </style:style>
    <style:style style:family="paragraph" style:name="P118">
      <style:text-properties/>
      <style:paragraph-properties fo:text-align="left" fo:margin-left="34.01pt" fo:margin-right="0pt" fo:text-indent="17.01pt" fo:margin-top="2.83pt" fo:margin-bottom="2.83pt"/>
    </style:style>
    <style:style style:family="text" style:name="T16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19">
      <style:text-properties/>
      <style:paragraph-properties fo:text-align="left" fo:margin-left="28.34pt" fo:margin-right="0pt" fo:margin-top="2.83pt" fo:margin-bottom="2.83pt"/>
    </style:style>
    <style:style style:family="text" style:name="T16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62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20">
      <style:text-properties/>
      <style:paragraph-properties fo:text-align="left" fo:margin-left="51.02pt" fo:margin-right="0pt" fo:text-indent="17.01pt" fo:margin-top="2.83pt" fo:margin-bottom="2.83pt"/>
    </style:style>
    <style:style style:family="text" style:name="T163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64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21">
      <style:text-properties/>
      <style:paragraph-properties fo:text-align="left" fo:margin-left="51.02pt" fo:margin-right="0pt" fo:text-indent="17.01pt" fo:margin-top="2.83pt" fo:margin-bottom="2.83pt"/>
    </style:style>
    <style:style style:family="text" style:name="T165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66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22">
      <style:text-properties/>
      <style:paragraph-properties fo:text-align="left" fo:margin-left="28.34pt" fo:margin-right="0pt" fo:margin-top="2.83pt" fo:margin-bottom="2.83pt"/>
    </style:style>
    <style:style style:family="text" style:name="T167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text" style:name="T168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23">
      <style:text-properties/>
      <style:paragraph-properties fo:text-align="left" fo:margin-left="28.34pt" fo:margin-right="0pt" fo:margin-top="2.83pt" fo:margin-bottom="2.83pt"/>
    </style:style>
    <style:style style:family="text" style:name="T169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24">
      <style:text-properties/>
      <style:paragraph-properties fo:text-align="left" fo:margin-left="28.34pt" fo:margin-right="0pt" fo:margin-top="2.82pt" fo:margin-bottom="2.82pt"/>
    </style:style>
    <style:style style:family="text" style:name="T170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paragraph" style:name="P125">
      <style:text-properties/>
      <style:paragraph-properties fo:text-align="left" fo:margin-left="28.34pt" fo:margin-right="0pt" fo:margin-top="2.83pt" fo:margin-bottom="2.83pt"/>
    </style:style>
    <style:style style:family="text" style:name="T171">
      <style:text-properties fo:font-family="Arial" style:font-family-asian="Lucida Sans Unicode" style:font-family-complex="Mangal" fo:font-size="32pt" style:font-size-asian="32pt" style:font-size-complex="32pt" fo:language="de" fo:country="DE" style:text-underline-type="none"/>
    </style:style>
    <style:style style:family="graphic" style:name="gr20">
      <style:graphic-properties draw:fill="none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26">
      <style:text-properties/>
      <style:paragraph-properties fo:text-align="left"/>
    </style:style>
    <style:style style:family="text" style:name="T172">
      <style:text-properties style:text-line-through-type="none" fo:font-family="Liberation Sans" fo:language="de" fo:country="DE"/>
    </style:style>
    <text:list-style style:name="L1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13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14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5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6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7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8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19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20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21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22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23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24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25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26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27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28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29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30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31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32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33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34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35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36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37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38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39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0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1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2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3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4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5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6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7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48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49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50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51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52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53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54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55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56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57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58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59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60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61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62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63">
      <text:list-level-style-bullet text:level="1" text:bullet-char="●">
        <style:list-level-properties/>
        <style:text-properties fo:font-family="StarSymbol" fo:font-size="45%"/>
      </text:list-level-style-bullet>
    </text:list-style>
    <text:list-style style:name="L64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65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66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67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68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69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0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1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2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3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4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5">
      <text:list-level-style-bullet text:level="3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6">
      <text:list-level-style-bullet text:level="3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7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8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79">
      <text:list-level-style-bullet text:level="2" text:bullet-char="●">
        <style:list-level-properties text:space-before="1pt" text:min-label-width="-17.01pt"/>
        <style:text-properties fo:font-family="StarSymbol" fo:font-size="45%"/>
      </text:list-level-style-bullet>
    </text:list-style>
    <text:list-style style:name="L80">
      <text:list-level-style-number text:level="1" style:num-format="1">
        <style:list-level-properties/>
        <style:text-properties fo:font-size="100%"/>
      </text:list-level-style-number>
    </text:list-style>
    <text:list-style style:name="L81">
      <text:list-level-style-number text:level="3" style:num-format="1">
        <style:list-level-properties text:space-before="1pt" text:min-label-width="-17.01pt"/>
        <style:text-properties fo:font-size="100%"/>
      </text:list-level-style-number>
    </text:list-style>
    <text:list-style style:name="L82">
      <text:list-level-style-number text:level="3" style:num-format="1">
        <style:list-level-properties text:space-before="1pt" text:min-label-width="-17.01pt"/>
        <style:text-properties fo:font-size="100%"/>
      </text:list-level-style-number>
    </text:list-style>
    <text:list-style style:name="L83">
      <text:list-level-style-number text:level="1" style:num-format="1">
        <style:list-level-properties/>
        <style:text-properties fo:font-size="100%"/>
      </text:list-level-style-number>
    </text:list-style>
    <text:list-style style:name="L84">
      <text:list-level-style-number text:level="1" style:num-format="1">
        <style:list-level-properties/>
        <style:text-properties fo:font-size="100%"/>
      </text:list-level-style-number>
    </text:list-style>
    <text:list-style style:name="L85">
      <text:list-level-style-number text:level="1" style:num-format="1">
        <style:list-level-properties/>
        <style:text-properties fo:font-size="100%"/>
      </text:list-level-style-number>
    </text:list-style>
    <text:list-style style:name="L86">
      <text:list-level-style-number text:level="1" style:num-format="1">
        <style:list-level-properties/>
        <style:text-properties fo:font-size="100%"/>
      </text:list-level-style-number>
    </text:list-style>
  </office:automatic-styles>
  <office:body>
    <office:presentation>
      <draw:page draw:name="page1" draw:style-name="dp3" draw:master-page-name="_" presentation:presentation-page-layout-name="AL1">
        <draw:frame draw:layer="layout" presentation:style-name="pr2" presentation:class="title" presentation:placeholder="true" svg:width="17.2cm" svg:height="3.506cm" svg:x="4.5cm" svg:y="10.2cm">
          <draw:text-box fo:min-height="3.506cm">
            <text:p text:style-name="P2"><text:span text:style-name="T1">Secure SHell</text:span></text:p>
          </draw:text-box>
        </draw:frame>
        <draw:frame draw:style-name="gr2" svg:width="6.801cm" svg:height="0.962cm" svg:x="4.199cm" svg:y="13.44cm">
          <draw:text-box fo:min-height="0.962cm">
            <text:p text:style-name="P3"><text:span text:style-name="T2">Und andere Dienste</text:span></text:p>
          </draw:text-box>
        </draw:frame>
        <draw:frame draw:style-name="gr3" svg:width="14cm" svg:height="1.353cm" svg:x="0.2cm" svg:y="14.6cm">
          <draw:text-box fo:min-height="1.353cm">
            <text:p text:style-name="P4"><text:span text:style-name="T3">T.Baraniuk und S.Mielke </text:span><text:line-break/><text:span text:style-name="T4">i.A. der do-IT-all Systemhaus GmbH</text:span></text:p>
          </draw:text-box>
        </draw:frame>
      </draw:page>
      <draw:page draw:id="slide6id" draw:name="page3" draw:style-name="dp6" draw:master-page-name="_" presentation:presentation-page-layout-name="AL2">
        <draw:frame draw:layer="layout" presentation:style-name="pr5" presentation:class="title" presentation:placeholder="true" svg:width="23.42cm" svg:height="2.118cm" svg:x="2.4cm" svg:y="0.8501cm">
          <draw:text-box fo:min-height="2.118cm">
            <text:p text:style-name="P7"><text:span text:style-name="T5">Zu aller erst: </text:span></text:p>
          </draw:text-box>
        </draw:frame>
        <draw:frame draw:layer="layout" presentation:style-name="pr6" presentation:class="outline" presentation:placeholder="true" svg:width="24.64cm" svg:height="12.18cm" svg:x="1.4cm" svg:y="4.914cm">
          <draw:text-box fo:min-height="12.18cm">
            <text:list text:style-name="L1" text:continue-numbering="true">
              <text:list-item>
                <text:p text:style-name="P8"><text:span text:style-name="T6">sourceforge.net/projects/ssh-hands-on-vm/</text:span><text:line-break/><text:span text:style-name="T7">herunterladen - 4,6GB</text:span></text:p>
              </text:list-item>
            </text:list>
            <text:list text:style-name="L2" text:continue-numbering="true">
              <text:list-item>
                <text:p text:style-name="P9"><text:span text:style-name="T8">VM für Hands-On</text:span></text:p>
              </text:list-item>
            </text:list>
            <text:list text:style-name="L3" text:continue-numbering="true">
              <text:list-item>
                <text:p text:style-name="P10"><text:span text:style-name="T9">ODER Gruppen bilden</text:span></text:p>
              </text:list-item>
            </text:list>
          </draw:text-box>
        </draw:frame>
        <draw:frame draw:style-name="gr4" svg:width="11.48cm" svg:height="1.673cm" svg:x="1.32cm" svg:y="19.27cm">
          <draw:text-box fo:min-height="1.673cm">
            <text:p text:style-name="P11"><text:span text:style-name="T10">Secure SHell und Andere Dienste</text:span></text:p>
          </draw:text-box>
        </draw:frame>
        <anim:par smil:restart="never" smil:dur="indefinite" presentation:node-type="timing-root">
          <anim:par smil:begin="slide6id.begin">
            <anim:transitionFilter smil:dur="250ms" smil:subtype="fromLeft" smil:type="barWipe"/>
          </anim:par>
        </anim:par>
      </draw:page>
      <draw:page draw:id="slide7id" draw:name="page3" draw:style-name="dp7" draw:master-page-name="_" presentation:presentation-page-layout-name="AL2">
        <draw:frame draw:layer="layout" presentation:style-name="pr7" presentation:class="title" presentation:placeholder="true" svg:width="23.4cm" svg:height="2.6cm" svg:x="2.4cm" svg:y="0.6cm">
          <draw:text-box fo:min-height="2.6cm">
            <text:p text:style-name="P12"><text:span text:style-name="T11">Inhalt</text:span></text:p>
          </draw:text-box>
        </draw:frame>
        <draw:frame draw:layer="layout" presentation:style-name="pr8" presentation:class="outline" presentation:placeholder="true" svg:width="24.64cm" svg:height="12.18cm" svg:x="1.4cm" svg:y="4.914cm">
          <draw:text-box fo:min-height="12.18cm">
            <text:list text:style-name="L4" text:continue-numbering="true">
              <text:list-item>
                <text:p text:style-name="P13"><text:span text:style-name="T12">Telnet</text:span></text:p>
              </text:list-item>
            </text:list>
            <text:list text:style-name="L5" text:continue-numbering="true">
              <text:list-item>
                <text:p text:style-name="P14"><text:span text:style-name="T13">RDP</text:span></text:p>
              </text:list-item>
            </text:list>
            <text:list text:style-name="L6" text:continue-numbering="true">
              <text:list-item>
                <text:p text:style-name="P15"><text:span text:style-name="T14">VNC</text:span></text:p>
              </text:list-item>
            </text:list>
            <text:list text:style-name="L7" text:continue-numbering="true">
              <text:list-item>
                <text:p text:style-name="P16"><text:span text:style-name="T15">TeamViewer</text:span></text:p>
              </text:list-item>
            </text:list>
            <text:list text:style-name="L8" text:continue-numbering="true">
              <text:list-item>
                <text:p text:style-name="P17"><text:span text:style-name="T16">SSH</text:span></text:p>
              </text:list-item>
            </text:list>
            <text:list text:style-name="L9" text:continue-numbering="true">
              <text:list-item>
                <text:p text:style-name="P18"><text:span text:style-name="T17">Hands-On</text:span></text:p>
              </text:list-item>
            </text:list>
          </draw:text-box>
        </draw:frame>
        <draw:frame draw:style-name="gr5" svg:width="11.48cm" svg:height="1.673cm" svg:x="1.32cm" svg:y="19.27cm">
          <draw:text-box fo:min-height="1.673cm">
            <text:p text:style-name="P19"><text:span text:style-name="T18">Secure SHell und Andere Dienste</text:span></text:p>
          </draw:text-box>
        </draw:frame>
        <anim:par smil:restart="never" smil:dur="indefinite" presentation:node-type="timing-root">
          <anim:par smil:begin="slide7id.begin">
            <anim:transitionFilter smil:dur="250ms" smil:subtype="fromLeft" smil:type="barWipe"/>
          </anim:par>
        </anim:par>
      </draw:page>
      <draw:page draw:id="slide8id" draw:name="page4" draw:style-name="dp8" draw:master-page-name="_" presentation:presentation-page-layout-name="AL2">
        <draw:frame draw:layer="layout" presentation:style-name="pr9" presentation:class="title" presentation:placeholder="true" svg:width="23.4cm" svg:height="2.6cm" svg:x="2.4cm" svg:y="0.6cm">
          <draw:text-box fo:min-height="2.6cm">
            <text:p text:style-name="P20"><text:span text:style-name="T19">Telnet (Geschichte)</text:span></text:p>
          </draw:text-box>
        </draw:frame>
        <draw:frame draw:layer="layout" presentation:style-name="pr10" presentation:class="outline" presentation:placeholder="true" svg:width="24.64cm" svg:height="12.18cm" svg:x="1.4cm" svg:y="4.914cm">
          <draw:text-box fo:min-height="12.18cm">
            <text:list text:style-name="L10" text:continue-numbering="true">
              <text:list-item>
                <text:p text:style-name="P21"><text:span text:style-name="T20">„</text:span><text:span text:style-name="T21">Teletype Network“</text:span></text:p>
              </text:list-item>
            </text:list>
            <text:list text:style-name="L11" text:continue-numbering="true">
              <text:list-item>
                <text:p text:style-name="P22"><text:span text:style-name="T22">Entwickelt 1969 für ARPANET</text:span></text:p>
              </text:list-item>
            </text:list>
            <text:list text:style-name="L12" text:continue-numbering="true">
              <text:list-item>
                <text:p text:style-name="P23"><text:span text:style-name="T23">Ziel: Remote nutzbare Rechenzeit,<text:s text:c="2"/></text:span><text:span text:style-name="T24">	</text:span><text:span text:style-name="T25"><text:s text:c="2"/>Anwendungen und Datenbanken</text:span></text:p>
              </text:list-item>
            </text:list>
            <text:list text:style-name="L13" text:continue-numbering="true">
              <text:list-item>
                <text:p text:style-name="P24"><text:span text:style-name="T26">Erster Einsatz 1974</text:span></text:p>
              </text:list-item>
            </text:list>
          </draw:text-box>
        </draw:frame>
        <draw:frame draw:style-name="gr6" svg:width="11.48cm" svg:height="1.673cm" svg:x="1.32cm" svg:y="19.27cm">
          <draw:text-box fo:min-height="1.673cm">
            <text:p text:style-name="P25"><text:span text:style-name="T27">Secure SHell und Andere Dienste</text:span></text:p>
          </draw:text-box>
        </draw:frame>
        <anim:par smil:restart="never" smil:dur="indefinite" presentation:node-type="timing-root">
          <anim:par smil:begin="slide8id.begin">
            <anim:transitionFilter smil:dur="250ms" smil:subtype="fromLeft" smil:type="barWipe"/>
          </anim:par>
        </anim:par>
      </draw:page>
      <draw:page draw:id="slide9id" draw:name="page5" draw:style-name="dp9" draw:master-page-name="_" presentation:presentation-page-layout-name="AL2">
        <draw:frame draw:layer="layout" presentation:style-name="pr11" presentation:class="title" presentation:placeholder="true" svg:width="23.4cm" svg:height="2.6cm" svg:x="2.4cm" svg:y="0.6cm">
          <draw:text-box fo:min-height="2.6cm">
            <text:p text:style-name="P26"><text:span text:style-name="T28">Telnet (Allg.)</text:span></text:p>
          </draw:text-box>
        </draw:frame>
        <draw:frame draw:layer="layout" presentation:style-name="pr12" presentation:class="outline" presentation:placeholder="true" svg:width="24.64cm" svg:height="12.18cm" svg:x="1.4cm" svg:y="4.914cm">
          <draw:text-box fo:min-height="12.18cm">
            <text:list text:style-name="L14" text:continue-numbering="true">
              <text:list-item>
                <text:list>
                  <text:list-item>
                    <text:p text:style-name="P27"><text:span text:style-name="T29">Dienst für:</text:span></text:p>
                  </text:list-item>
                </text:list>
                <text:list text:style-name="L15" text:continue-numbering="true">
                  <text:list-item>
                    <text:p text:style-name="P28"><text:span text:style-name="T30">Virtueller Zugriff auf Computer</text:span></text:p>
                  </text:list-item>
                </text:list>
                <text:list text:style-name="L16" text:continue-numbering="true">
                  <text:list-item>
                    <text:p text:style-name="P29"><text:span text:style-name="T31">Bereitstellung bidirektionaler textbasierter Verbindung</text:span></text:p>
                  </text:list-item>
                </text:list>
                <text:list text:style-name="L17" text:continue-numbering="true">
                  <text:list-item>
                    <text:p text:style-name="P30"><text:span text:style-name="T32">Sollte nicht mehr verwendet werden</text:span></text:p>
                  </text:list-item>
                </text:list>
                <text:list text:style-name="L18" text:continue-numbering="true">
                  <text:list-item>
                    <text:p text:style-name="P31"><text:span text:style-name="T33">Pures Plain-Text Protokoll</text:span></text:p>
                  </text:list-item>
                </text:list>
              </text:list-item>
            </text:list>
            <text:list text:style-name="L19" text:continue-numbering="true">
              <text:list-item>
                <text:p text:style-name="P32"><text:span text:style-name="T34">Well-Known-Port: 23</text:span></text:p>
              </text:list-item>
            </text:list>
          </draw:text-box>
        </draw:frame>
        <draw:frame draw:style-name="gr7" svg:width="11.48cm" svg:height="1.673cm" svg:x="1.32cm" svg:y="19.27cm">
          <draw:text-box fo:min-height="1.673cm">
            <text:p text:style-name="P33"><text:span text:style-name="T35">Secure SHell und Andere Dienste</text:span></text:p>
          </draw:text-box>
        </draw:frame>
        <anim:par smil:restart="never" smil:dur="indefinite" presentation:node-type="timing-root">
          <anim:par smil:begin="slide9id.begin">
            <anim:transitionFilter smil:dur="250ms" smil:subtype="fromLeft" smil:type="barWipe"/>
          </anim:par>
        </anim:par>
      </draw:page>
      <draw:page draw:id="slide10id" draw:name="page6" draw:style-name="dp10" draw:master-page-name="_" presentation:presentation-page-layout-name="AL2">
        <draw:frame draw:layer="layout" presentation:style-name="pr13" presentation:class="title" presentation:placeholder="true" svg:width="23.4cm" svg:height="2.6cm" svg:x="2.4cm" svg:y="0.6cm">
          <draw:text-box fo:min-height="2.6cm">
            <text:p text:style-name="P34"><text:span text:style-name="T36">RDP (Geschichte)</text:span></text:p>
          </draw:text-box>
        </draw:frame>
        <draw:frame draw:layer="layout" presentation:style-name="pr14" presentation:class="outline" presentation:placeholder="true" svg:width="24.64cm" svg:height="12.18cm" svg:x="1.4cm" svg:y="4.914cm">
          <draw:text-box fo:min-height="12.18cm">
            <text:list text:style-name="L20" text:continue-numbering="true">
              <text:list-item>
                <text:list>
                  <text:list-item>
                    <text:p text:style-name="P35"><text:span text:style-name="T37">„</text:span><text:span text:style-name="T38">Remote Desktop Protocol“</text:span></text:p>
                  </text:list-item>
                </text:list>
                <text:list text:style-name="L21" text:continue-numbering="true">
                  <text:list-item>
                    <text:p text:style-name="P36"><text:span text:style-name="T39">Propietäres Protokoll f. Fernzugriff auf Windows-Computer</text:span></text:p>
                  </text:list-item>
                </text:list>
                <text:list text:style-name="L22" text:continue-numbering="true">
                  <text:list-item>
                    <text:p text:style-name="P37"><text:span text:style-name="T40">Entwickelt 1998 Microsoft</text:span></text:p>
                  </text:list-item>
                </text:list>
                <text:list text:style-name="L23" text:continue-numbering="true">
                  <text:list-item>
                    <text:p text:style-name="P38"><text:span text:style-name="T41">Verfügbar ab NT4/XP-SP1</text:span></text:p>
                  </text:list-item>
                </text:list>
              </text:list-item>
            </text:list>
          </draw:text-box>
        </draw:frame>
        <draw:frame draw:style-name="gr8" svg:width="11.48cm" svg:height="1.673cm" svg:x="1.32cm" svg:y="19.27cm">
          <draw:text-box fo:min-height="1.673cm">
            <text:p text:style-name="P39"><text:span text:style-name="T42">Secure SHell und Andere Dienste</text:span></text:p>
          </draw:text-box>
        </draw:frame>
        <anim:par smil:restart="never" smil:dur="indefinite" presentation:node-type="timing-root">
          <anim:par smil:begin="slide10id.begin">
            <anim:transitionFilter smil:dur="250ms" smil:subtype="fromLeft" smil:type="barWipe"/>
          </anim:par>
        </anim:par>
      </draw:page>
      <draw:page draw:id="slide11id" draw:name="page7" draw:style-name="dp11" draw:master-page-name="_" presentation:presentation-page-layout-name="AL2">
        <draw:frame draw:layer="layout" presentation:style-name="pr15" presentation:class="title" presentation:placeholder="true" svg:width="23.4cm" svg:height="2.6cm" svg:x="2.4cm" svg:y="0.6cm">
          <draw:text-box fo:min-height="2.6cm">
            <text:p text:style-name="P40"><text:span text:style-name="T43">RDP (Allg.)</text:span></text:p>
          </draw:text-box>
        </draw:frame>
        <draw:frame draw:layer="layout" presentation:style-name="pr16" presentation:class="outline" presentation:placeholder="true" svg:width="24.64cm" svg:height="12.18cm" svg:x="1.4cm" svg:y="4.914cm">
          <draw:text-box fo:min-height="12.18cm">
            <text:list text:style-name="L24" text:continue-numbering="true">
              <text:list-item>
                <text:p text:style-name="P41"><text:span text:style-name="T44">Ermöglicht Übertragung graf. Inhalte</text:span></text:p>
              </text:list-item>
            </text:list>
            <text:list text:style-name="L25" text:continue-numbering="true">
              <text:list-item>
                <text:p text:style-name="P42"><text:span text:style-name="T45">+ Bereitstellung Peripherie</text:span></text:p>
                <text:list text:style-name="L26" text:continue-numbering="true">
                  <text:list-item>
                    <text:p text:style-name="P43"><text:span text:style-name="T46">Verfolgt Server/Client Modell</text:span></text:p>
                  </text:list-item>
                </text:list>
                <text:list text:style-name="L27" text:continue-numbering="true">
                  <text:list-item>
                    <text:p text:style-name="P44"><text:span text:style-name="T47">Gerät A hat "Remote Desktop Services"</text:span></text:p>
                  </text:list-item>
                </text:list>
                <text:list text:style-name="L28" text:continue-numbering="true">
                  <text:list-item>
                    <text:p text:style-name="P45"><text:span text:style-name="T48">Gerät B-Z hat Clientkomponente zum </text:span></text:p>
                  </text:list-item>
                </text:list>
                <text:list text:style-name="L29" text:continue-numbering="true">
                  <text:list-item>
                    <text:p text:style-name="P46"><text:span text:style-name="T49">verbinden</text:span></text:p>
                  </text:list-item>
                </text:list>
              </text:list-item>
            </text:list>
          </draw:text-box>
        </draw:frame>
        <draw:frame draw:style-name="gr9" svg:width="11.48cm" svg:height="1.673cm" svg:x="1.32cm" svg:y="19.27cm">
          <draw:text-box fo:min-height="1.673cm">
            <text:p text:style-name="P47"><text:span text:style-name="T50">Secure SHell und Andere Dienste</text:span></text:p>
          </draw:text-box>
        </draw:frame>
        <anim:par smil:restart="never" smil:dur="indefinite" presentation:node-type="timing-root">
          <anim:par smil:begin="slide11id.begin">
            <anim:transitionFilter smil:dur="250ms" smil:subtype="fromLeft" smil:type="barWipe"/>
          </anim:par>
        </anim:par>
      </draw:page>
      <draw:page draw:id="slide12id" draw:name="page8" draw:style-name="dp12" draw:master-page-name="_" presentation:presentation-page-layout-name="AL2">
        <draw:frame draw:layer="layout" presentation:style-name="pr17" presentation:class="title" presentation:placeholder="true" svg:width="23.4cm" svg:height="2.6cm" svg:x="2.4cm" svg:y="0.6cm">
          <draw:text-box fo:min-height="2.6cm">
            <text:p text:style-name="P48"><text:span text:style-name="T51">RDP (Allg.)</text:span></text:p>
          </draw:text-box>
        </draw:frame>
        <draw:frame draw:layer="layout" presentation:style-name="pr18" presentation:class="outline" presentation:placeholder="true" svg:width="24.64cm" svg:height="12.18cm" svg:x="1.4cm" svg:y="4.914cm">
          <draw:text-box fo:min-height="12.18cm">
            <text:list text:style-name="L30" text:continue-numbering="true">
              <text:list-item>
                <text:p text:style-name="P49"><text:span text:style-name="T52">Minimum an Input<text:s text:c="2"/>am gesteuerten Gerät gesendet</text:span></text:p>
              </text:list-item>
            </text:list>
            <text:list text:style-name="L31" text:continue-numbering="true">
              <text:list-item>
                <text:p text:style-name="P50"><text:span text:style-name="T53">Minimum an Output an steuerndes Gerät gesendet</text:span></text:p>
              </text:list-item>
            </text:list>
            <text:list text:style-name="L32" text:continue-numbering="true">
              <text:list-item>
                <text:p text:style-name="P51"><text:span text:style-name="T54">Well-Known-Port: 3389</text:span></text:p>
              </text:list-item>
            </text:list>
          </draw:text-box>
        </draw:frame>
        <draw:frame draw:style-name="gr10" svg:width="11.48cm" svg:height="1.673cm" svg:x="1.32cm" svg:y="19.27cm">
          <draw:text-box fo:min-height="1.673cm">
            <text:p text:style-name="P52"><text:span text:style-name="T55">Secure SHell und Andere Dienste</text:span></text:p>
          </draw:text-box>
        </draw:frame>
        <anim:par smil:restart="never" smil:dur="indefinite" presentation:node-type="timing-root">
          <anim:par smil:begin="slide12id.begin">
            <anim:transitionFilter smil:dur="250ms" smil:subtype="fromLeft" smil:type="barWipe"/>
          </anim:par>
        </anim:par>
      </draw:page>
      <draw:page draw:id="slide13id" draw:name="page9" draw:style-name="dp13" draw:master-page-name="_" presentation:presentation-page-layout-name="AL2">
        <draw:frame draw:layer="layout" presentation:style-name="pr19" presentation:class="title" presentation:placeholder="true" svg:width="23.4cm" svg:height="2.6cm" svg:x="2.4cm" svg:y="0.6cm">
          <draw:text-box fo:min-height="2.6cm">
            <text:p text:style-name="P53"><text:span text:style-name="T56">VNC (Geschichte)</text:span></text:p>
          </draw:text-box>
        </draw:frame>
        <draw:frame draw:layer="layout" presentation:style-name="pr20" presentation:class="outline" presentation:placeholder="true" svg:width="24.64cm" svg:height="12.18cm" svg:x="1.4cm" svg:y="4.914cm">
          <draw:text-box fo:min-height="12.18cm">
            <text:list text:style-name="L33" text:continue-numbering="true">
              <text:list-item>
                <text:p text:style-name="P54"><text:span text:style-name="T57">"Virtual Network Computing"</text:span></text:p>
              </text:list-item>
            </text:list>
            <text:list text:style-name="L34" text:continue-numbering="true">
              <text:list-item>
                <text:p text:style-name="P55"><text:span text:style-name="T58">In den 90ern im ORL entwickelt</text:span></text:p>
              </text:list-item>
            </text:list>
            <text:list text:style-name="L35" text:continue-numbering="true">
              <text:list-item>
                <text:p text:style-name="P56"><text:span text:style-name="T59">Seit 1998 GPL-lizensiert</text:span></text:p>
              </text:list-item>
            </text:list>
          </draw:text-box>
        </draw:frame>
        <draw:frame draw:style-name="gr11" svg:width="11.48cm" svg:height="1.673cm" svg:x="1.32cm" svg:y="19.27cm">
          <draw:text-box fo:min-height="1.673cm">
            <text:p text:style-name="P57"><text:span text:style-name="T60">Secure SHell und Andere Dienste</text:span></text:p>
          </draw:text-box>
        </draw:frame>
        <anim:par smil:restart="never" smil:dur="indefinite" presentation:node-type="timing-root">
          <anim:par smil:begin="slide13id.begin">
            <anim:transitionFilter smil:dur="250ms" smil:subtype="fromLeft" smil:type="barWipe"/>
          </anim:par>
        </anim:par>
      </draw:page>
      <draw:page draw:id="slide14id" draw:name="page10" draw:style-name="dp14" draw:master-page-name="_" presentation:presentation-page-layout-name="AL2">
        <draw:frame draw:layer="layout" presentation:style-name="pr21" presentation:class="title" presentation:placeholder="true" svg:width="23.4cm" svg:height="2.6cm" svg:x="2.4cm" svg:y="0.6cm">
          <draw:text-box fo:min-height="2.6cm">
            <text:p text:style-name="P58"><text:span text:style-name="T61">VNC (Allg.)</text:span></text:p>
          </draw:text-box>
        </draw:frame>
        <draw:frame draw:layer="layout" presentation:style-name="pr22" presentation:class="outline" presentation:placeholder="true" svg:width="24.64cm" svg:height="12.18cm" svg:x="1.4cm" svg:y="4.914cm">
          <draw:text-box fo:min-height="12.18cm">
            <text:list text:style-name="L36" text:continue-numbering="true">
              <text:list-item>
                <text:list>
                  <text:list-item>
                    <text:p text:style-name="P59"><text:span text:style-name="T62">Arbeitet mit eigenem Protokoll (RFP, „Remote Framebuffer Protocol“)</text:span></text:p>
                  </text:list-item>
                </text:list>
                <text:list text:style-name="L37" text:continue-numbering="true">
                  <text:list-item>
                    <text:p text:style-name="P60"><text:span text:style-name="T63">Damit Plattformunabhängig</text:span></text:p>
                  </text:list-item>
                </text:list>
                <text:list text:style-name="L38" text:continue-numbering="true">
                  <text:list-item>
                    <text:p text:style-name="P61"><text:span text:style-name="T64">Protokoll wurde im März 2011 in einem RFC veröffentlicht</text:span></text:p>
                  </text:list-item>
                </text:list>
              </text:list-item>
            </text:list>
            <text:list text:style-name="L39" text:continue-numbering="true">
              <text:list-item>
                <text:p text:style-name="P62"><text:span text:style-name="T65">Well-Known-Ports: 5800, 5900</text:span></text:p>
              </text:list-item>
            </text:list>
          </draw:text-box>
        </draw:frame>
        <draw:frame draw:style-name="gr12" svg:width="11.48cm" svg:height="1.673cm" svg:x="1.32cm" svg:y="19.27cm">
          <draw:text-box fo:min-height="1.673cm">
            <text:p text:style-name="P63"><text:span text:style-name="T66">Secure SHell und Andere Dienste</text:span></text:p>
          </draw:text-box>
        </draw:frame>
        <anim:par smil:restart="never" smil:dur="indefinite" presentation:node-type="timing-root">
          <anim:par smil:begin="slide14id.begin">
            <anim:transitionFilter smil:dur="250ms" smil:subtype="fromLeft" smil:type="barWipe"/>
          </anim:par>
        </anim:par>
      </draw:page>
      <draw:page draw:id="slide15id" draw:name="page11" draw:style-name="dp15" draw:master-page-name="_" presentation:presentation-page-layout-name="AL2">
        <draw:frame draw:layer="layout" presentation:style-name="pr23" presentation:class="title" presentation:placeholder="true" svg:width="23.4cm" svg:height="2.6cm" svg:x="2.4cm" svg:y="0.6cm">
          <draw:text-box fo:min-height="2.6cm">
            <text:p text:style-name="P64"><text:span text:style-name="T67">TeamViewer (Geschichte)</text:span></text:p>
          </draw:text-box>
        </draw:frame>
        <draw:frame draw:layer="layout" presentation:style-name="pr24" presentation:class="outline" presentation:placeholder="true" svg:width="24.64cm" svg:height="12.18cm" svg:x="1.4cm" svg:y="4.914cm">
          <draw:text-box fo:min-height="12.18cm">
            <text:list text:style-name="L40" text:continue-numbering="true">
              <text:list-item>
                <text:p text:style-name="P65"><text:span text:style-name="T68">Proprietäre Fernwartungssoftware</text:span></text:p>
              </text:list-item>
            </text:list>
            <text:list text:style-name="L41" text:continue-numbering="true">
              <text:list-item>
                <text:p text:style-name="P66"><text:span text:style-name="T69">Hersteller wollte unnötige Kundenbesuche meiden</text:span></text:p>
              </text:list-item>
            </text:list>
            <text:list text:style-name="L42" text:continue-numbering="true">
              <text:list-item>
                <text:p text:style-name="P67"><text:span text:style-name="T70">Erstm. 2005 veröffentlicht und schrittweise ausgebaut</text:span></text:p>
              </text:list-item>
            </text:list>
          </draw:text-box>
        </draw:frame>
        <draw:frame draw:style-name="gr13" svg:width="11.48cm" svg:height="1.673cm" svg:x="1.32cm" svg:y="19.27cm">
          <draw:text-box fo:min-height="1.673cm">
            <text:p text:style-name="P68"><text:span text:style-name="T71">Secure SHell und Andere Dienste</text:span></text:p>
          </draw:text-box>
        </draw:frame>
        <anim:par smil:restart="never" smil:dur="indefinite" presentation:node-type="timing-root">
          <anim:par smil:begin="slide15id.begin">
            <anim:transitionFilter smil:dur="250ms" smil:subtype="fromLeft" smil:type="barWipe"/>
          </anim:par>
        </anim:par>
      </draw:page>
      <draw:page draw:id="slide16id" draw:name="page12" draw:style-name="dp16" draw:master-page-name="_" presentation:presentation-page-layout-name="AL2">
        <draw:frame draw:layer="layout" presentation:style-name="pr25" presentation:class="title" presentation:placeholder="true" svg:width="23.4cm" svg:height="2.6cm" svg:x="2.4cm" svg:y="0.6cm">
          <draw:text-box fo:min-height="2.6cm">
            <text:p text:style-name="P69"><text:span text:style-name="T72">TeamViewer (Allg.)</text:span></text:p>
          </draw:text-box>
        </draw:frame>
        <draw:frame draw:layer="layout" presentation:style-name="pr26" presentation:class="outline" presentation:placeholder="true" svg:width="24.64cm" svg:height="12.18cm" svg:x="1.4cm" svg:y="4.914cm">
          <draw:text-box fo:min-height="12.18cm">
            <text:list text:style-name="L43" text:continue-numbering="true">
              <text:list-item>
                <text:p text:style-name="P70"><text:span text:style-name="T73">Auf fast jedem gängigen Betriebssystem verfügbar (Windows, macOS, iOS, Linux*, Android)</text:span></text:p>
              </text:list-item>
            </text:list>
            <text:list text:style-name="L44" text:continue-numbering="true">
              <text:list-item>
                <text:p text:style-name="P71"><text:span text:style-name="T74">Erfordert die TeamViewer auf beiden Geräten</text:span></text:p>
              </text:list-item>
            </text:list>
            <text:list text:style-name="L45" text:continue-numbering="true">
              <text:list-item>
                <text:p text:style-name="P72"><text:span text:style-name="T75">E2E Verschlüsselung via RSA/AES</text:span></text:p>
              </text:list-item>
            </text:list>
            <text:list text:style-name="L46" text:continue-numbering="true">
              <text:list-item>
                <text:p text:style-name="P73"><text:span text:style-name="T76">Well-Known-Port: 5938</text:span></text:p>
              </text:list-item>
            </text:list>
          </draw:text-box>
        </draw:frame>
        <draw:frame draw:style-name="gr14" svg:width="11.48cm" svg:height="1.673cm" svg:x="1.32cm" svg:y="19.27cm">
          <draw:text-box fo:min-height="1.673cm">
            <text:p text:style-name="P74"><text:span text:style-name="T77">Secure SHell und Andere Dienste</text:span></text:p>
          </draw:text-box>
        </draw:frame>
        <anim:par smil:restart="never" smil:dur="indefinite" presentation:node-type="timing-root">
          <anim:par smil:begin="slide16id.begin">
            <anim:transitionFilter smil:dur="250ms" smil:subtype="fromLeft" smil:type="barWipe"/>
          </anim:par>
        </anim:par>
      </draw:page>
      <draw:page draw:id="slide17id" draw:name="page13" draw:style-name="dp17" draw:master-page-name="_" presentation:presentation-page-layout-name="AL2">
        <draw:frame draw:layer="layout" presentation:style-name="pr27" presentation:class="title" presentation:placeholder="true" svg:width="23.4cm" svg:height="2.6cm" svg:x="2.4cm" svg:y="0.6cm">
          <draw:text-box fo:min-height="2.6cm">
            <text:p text:style-name="P75"><text:span text:style-name="T78">SSH (Geschichte)</text:span></text:p>
          </draw:text-box>
        </draw:frame>
        <draw:frame draw:layer="layout" presentation:style-name="pr28" presentation:class="outline" presentation:placeholder="true" svg:width="24.64cm" svg:height="12.18cm" svg:x="1.4cm" svg:y="4.914cm">
          <draw:text-box fo:min-height="12.18cm">
            <text:list text:style-name="L47" text:continue-numbering="true">
              <text:list-item>
                <text:p text:style-name="P76"><text:span text:style-name="T79">"Secure Shell"</text:span></text:p>
                <text:list text:style-name="L48" text:continue-numbering="true">
                  <text:list-item>
                    <text:p text:style-name="P77"><text:span text:style-name="T80">Entwickelt 1995 v. Tatu Ylönen</text:span></text:p>
                  </text:list-item>
                </text:list>
                <text:list text:style-name="L49" text:continue-numbering="true">
                  <text:list-item>
                    <text:p text:style-name="P78"><text:span text:style-name="T81">Bemerkte Sniffing<text:s text:c="2"/>bei RSH und Telnet an Uni Helsinki</text:span></text:p>
                  </text:list-item>
                </text:list>
                <text:list text:style-name="L50" text:continue-numbering="true">
                  <text:list-item>
                    <text:p text:style-name="P79"><text:span text:style-name="T82">RSH/rlogin/telnet plain-text aus prä-Internet Zeit</text:span></text:p>
                  </text:list-item>
                </text:list>
              </text:list-item>
            </text:list>
          </draw:text-box>
        </draw:frame>
        <draw:frame draw:style-name="gr15" svg:width="11.48cm" svg:height="1.673cm" svg:x="1.32cm" svg:y="19.27cm">
          <draw:text-box fo:min-height="1.673cm">
            <text:p text:style-name="P80"><text:span text:style-name="T83">Secure SHell und Andere Dienste</text:span></text:p>
          </draw:text-box>
        </draw:frame>
        <anim:par smil:restart="never" smil:dur="indefinite" presentation:node-type="timing-root">
          <anim:par smil:begin="slide17id.begin">
            <anim:transitionFilter smil:dur="250ms" smil:subtype="fromLeft" smil:type="barWipe"/>
          </anim:par>
        </anim:par>
      </draw:page>
      <draw:page draw:id="slide18id" draw:name="page14" draw:style-name="dp18" draw:master-page-name="_" presentation:presentation-page-layout-name="AL2">
        <draw:frame draw:layer="layout" presentation:style-name="pr29" presentation:class="title" presentation:placeholder="true" svg:width="23.4cm" svg:height="2.6cm" svg:x="2.4cm" svg:y="0.6cm">
          <draw:text-box fo:min-height="2.6cm">
            <text:p text:style-name="P81"><text:span text:style-name="T84">SSH (Allg.)</text:span></text:p>
          </draw:text-box>
        </draw:frame>
        <draw:frame draw:layer="layout" presentation:style-name="pr30" presentation:class="outline" presentation:placeholder="true" svg:width="24.64cm" svg:height="12.18cm" svg:x="1.4cm" svg:y="4.914cm">
          <draw:text-box fo:min-height="12.18cm">
            <text:list text:style-name="L51" text:continue-numbering="true">
              <text:list-item>
                <text:p text:style-name="P82"><text:span text:style-name="T85">Gedacht für sichere remote Shell</text:span></text:p>
              </text:list-item>
            </text:list>
            <text:list text:style-name="L52" text:continue-numbering="true">
              <text:list-item>
                <text:p text:style-name="P83"/>
              </text:list-item>
            </text:list>
            <text:list text:style-name="L53" text:continue-numbering="true">
              <text:list-item>
                <text:p text:style-name="P84"><text:span text:style-name="T86">Eigentlich Verschlüsselung TCP/Transportschicht</text:span></text:p>
              </text:list-item>
            </text:list>
            <text:list text:style-name="L54" text:continue-numbering="true">
              <text:list-item>
                <text:p text:style-name="P85"/>
              </text:list-item>
            </text:list>
          </draw:text-box>
        </draw:frame>
        <draw:frame draw:style-name="gr16" svg:width="11.48cm" svg:height="1.673cm" svg:x="1.32cm" svg:y="19.27cm">
          <draw:text-box fo:min-height="1.673cm">
            <text:p text:style-name="P86"><text:span text:style-name="T87">Secure SHell und Andere Dienste</text:span></text:p>
          </draw:text-box>
        </draw:frame>
        <anim:par smil:restart="never" smil:dur="indefinite" presentation:node-type="timing-root">
          <anim:par smil:begin="slide18id.begin">
            <anim:transitionFilter smil:dur="250ms" smil:subtype="fromLeft" smil:type="barWipe"/>
          </anim:par>
        </anim:par>
      </draw:page>
      <draw:page draw:id="slide19id" draw:name="page15" draw:style-name="dp19" draw:master-page-name="_" presentation:presentation-page-layout-name="AL2">
        <draw:frame draw:layer="layout" presentation:style-name="pr31" presentation:class="title" presentation:placeholder="true" svg:width="23.4cm" svg:height="2.6cm" svg:x="2.4cm" svg:y="0.6cm">
          <draw:text-box fo:min-height="2.6cm">
            <text:p text:style-name="P87"><text:span text:style-name="T88">SSH (Allg.)</text:span></text:p>
          </draw:text-box>
        </draw:frame>
        <draw:frame draw:layer="layout" presentation:style-name="pr32" presentation:class="outline" presentation:placeholder="true" svg:width="24.64cm" svg:height="12.19cm" svg:x="1.4cm" svg:y="4.914cm">
          <draw:text-box fo:min-height="12.19cm">
            <text:list text:style-name="L55" text:continue-numbering="true">
              <text:list-item>
                <text:list>
                  <text:list-item>
                    <text:p text:style-name="P88"><text:span text:style-name="T89">Sichtbar</text:span></text:p>
                  </text:list-item>
                </text:list>
                <text:list text:style-name="L56" text:continue-numbering="true">
                  <text:list-item>
                    <text:p text:style-name="P89"><text:span text:style-name="T90">Bestehen einer SSH-Verbindung</text:span></text:p>
                  </text:list-item>
                </text:list>
                <text:list text:style-name="L57" text:continue-numbering="true">
                  <text:list-item>
                    <text:p text:style-name="P90"><text:span text:style-name="T91">Mögl. Anzahl der Datenpakete</text:span></text:p>
                  </text:list-item>
                </text:list>
                <text:list text:style-name="L58" text:continue-numbering="true">
                  <text:list-item>
                    <text:p text:style-name="P91"><text:span text:style-name="T92">Mögl. Frequenz d. Datenaustausches</text:span></text:p>
                  </text:list-item>
                </text:list>
                <text:list text:style-name="L59" text:continue-numbering="true">
                  <text:list-item>
                    <text:p text:style-name="P92"><text:span text:style-name="T93">Nicht sichtbar</text:span></text:p>
                  </text:list-item>
                </text:list>
                <text:list text:style-name="L60" text:continue-numbering="true">
                  <text:list-item>
                    <text:p text:style-name="P93"><text:span text:style-name="T94">Inhalt der Datenpakete</text:span></text:p>
                  </text:list-item>
                </text:list>
                <text:list text:style-name="L61" text:continue-numbering="true">
                  <text:list-item>
                    <text:p text:style-name="P94"/>
                  </text:list-item>
                </text:list>
              </text:list-item>
            </text:list>
            <text:list text:style-name="L62" text:continue-numbering="true">
              <text:list-item>
                <text:p text:style-name="P95"><text:span text:style-name="T95">Beispiel: Amazonpäckchen beim Nachbarn</text:span></text:p>
              </text:list-item>
            </text:list>
            <text:list text:style-name="L63" text:continue-numbering="true">
              <text:list-item>
                <text:p text:style-name="P96"/>
              </text:list-item>
            </text:list>
          </draw:text-box>
        </draw:frame>
        <draw:frame draw:style-name="gr17" svg:width="11.48cm" svg:height="1.673cm" svg:x="1.32cm" svg:y="19.27cm">
          <draw:text-box fo:min-height="1.673cm">
            <text:p text:style-name="P97"><text:span text:style-name="T96">Secure SHell und Andere Dienste</text:span></text:p>
          </draw:text-box>
        </draw:frame>
        <anim:par smil:restart="never" smil:dur="indefinite" presentation:node-type="timing-root">
          <anim:par smil:begin="slide19id.begin">
            <anim:transitionFilter smil:dur="250ms" smil:subtype="fromLeft" smil:type="barWipe"/>
          </anim:par>
        </anim:par>
      </draw:page>
      <draw:page draw:id="slide20id" draw:name="page16" draw:style-name="dp20" draw:master-page-name="_" presentation:presentation-page-layout-name="AL2">
        <draw:frame draw:layer="layout" presentation:style-name="pr33" presentation:class="title" presentation:placeholder="true" svg:width="23.4cm" svg:height="2.6cm" svg:x="2.4cm" svg:y="0.6cm">
          <draw:text-box fo:min-height="2.6cm">
            <text:p text:style-name="P98"><text:span text:style-name="T97">SSH (Allg.)</text:span></text:p>
          </draw:text-box>
        </draw:frame>
        <draw:frame draw:layer="layout" presentation:style-name="pr34" presentation:class="outline" presentation:placeholder="true" svg:width="24.64cm" svg:height="12.18cm" svg:x="1.4cm" svg:y="4.914cm">
          <draw:text-box fo:min-height="12.18cm">
            <text:list text:style-name="L64" text:continue-numbering="true">
              <text:list-item>
                <text:list>
                  <text:list-item>
                    <text:p text:style-name="P99"><text:span text:style-name="T98">Aufbau</text:span></text:p>
                  </text:list-item>
                </text:list>
                <text:list text:style-name="L65" text:continue-numbering="true">
                  <text:list-item>
                    <text:p text:style-name="P100"><text:span text:style-name="T99">Paketlänge</text:span><text:span text:style-name="T100">	</text:span><text:span text:style-name="T101">	</text:span><text:span text:style-name="T102">	</text:span><text:span text:style-name="T103">4 Bytes</text:span><text:span text:style-name="T104">	</text:span><text:span text:style-name="T105">	</text:span><text:span text:style-name="T106">Plain</text:span></text:p>
                  </text:list-item>
                </text:list>
                <text:list text:style-name="L66" text:continue-numbering="true">
                  <text:list-item>
                    <text:p text:style-name="P101"><text:span text:style-name="T107">Paddinglänge</text:span><text:span text:style-name="T108">	</text:span><text:span text:style-name="T109">	</text:span><text:span text:style-name="T110">1 Byte</text:span><text:span text:style-name="T111">	</text:span><text:span text:style-name="T112">	</text:span><text:span text:style-name="T113">	</text:span><text:span text:style-name="T114">Verschlüsselt</text:span></text:p>
                  </text:list-item>
                </text:list>
                <text:list text:style-name="L67" text:continue-numbering="true">
                  <text:list-item>
                    <text:p text:style-name="P102"><text:span text:style-name="T115">Payload</text:span><text:span text:style-name="T116">	</text:span><text:span text:style-name="T117">	</text:span><text:span text:style-name="T118">	</text:span><text:span text:style-name="T119">	</text:span><text:span text:style-name="T120">	</text:span><text:span text:style-name="T121">	</text:span><text:span text:style-name="T122">	</text:span><text:span text:style-name="T123">	</text:span><text:span text:style-name="T124">	</text:span><text:span text:style-name="T125">Verschlüsselt</text:span></text:p>
                  </text:list-item>
                </text:list>
                <text:list text:style-name="L68" text:continue-numbering="true">
                  <text:list-item>
                    <text:p text:style-name="P103"><text:span text:style-name="T126">Padding</text:span><text:span text:style-name="T127">	</text:span><text:span text:style-name="T128">	</text:span><text:span text:style-name="T129">	</text:span><text:span text:style-name="T130">	</text:span><text:span text:style-name="T131">	</text:span><text:span text:style-name="T132">	</text:span><text:span text:style-name="T133">	</text:span><text:span text:style-name="T134">	</text:span><text:span text:style-name="T135">	</text:span><text:span text:style-name="T136">Verschlüsselt</text:span></text:p>
                  </text:list-item>
                </text:list>
                <text:list text:style-name="L69" text:continue-numbering="true">
                  <text:list-item>
                    <text:p text:style-name="P104"><text:span text:style-name="T137">Auth. Code</text:span><text:span text:style-name="T138">	</text:span><text:span text:style-name="T139">	</text:span><text:span text:style-name="T140">	</text:span><text:span text:style-name="T141">	</text:span><text:span text:style-name="T142">	</text:span><text:span text:style-name="T143">	</text:span><text:span text:style-name="T144">	</text:span><text:span text:style-name="T145">	</text:span><text:span text:style-name="T146">Plain</text:span></text:p>
                  </text:list-item>
                </text:list>
              </text:list-item>
            </text:list>
          </draw:text-box>
        </draw:frame>
        <draw:frame draw:style-name="gr18" svg:width="11.48cm" svg:height="1.673cm" svg:x="1.32cm" svg:y="19.27cm">
          <draw:text-box fo:min-height="1.673cm">
            <text:p text:style-name="P105"><text:span text:style-name="T147">Secure SHell und Andere Dienste</text:span></text:p>
          </draw:text-box>
        </draw:frame>
        <anim:par smil:restart="never" smil:dur="indefinite" presentation:node-type="timing-root">
          <anim:par smil:begin="slide20id.begin">
            <anim:transitionFilter smil:dur="250ms" smil:subtype="fromLeft" smil:type="barWipe"/>
          </anim:par>
        </anim:par>
      </draw:page>
      <draw:page draw:id="slide21id" draw:name="page17" draw:style-name="dp21" draw:master-page-name="_" presentation:presentation-page-layout-name="AL2">
        <draw:frame draw:layer="layout" presentation:style-name="pr35" presentation:class="title" presentation:placeholder="true" svg:width="23.4cm" svg:height="2.6cm" svg:x="2.4cm" svg:y="0.6cm">
          <draw:text-box fo:min-height="2.6cm">
            <text:p text:style-name="P106"><text:span text:style-name="T148">SSH (Allg.)</text:span></text:p>
          </draw:text-box>
        </draw:frame>
        <draw:frame draw:layer="layout" presentation:style-name="pr36" presentation:class="outline" presentation:placeholder="true" svg:width="24.64cm" svg:height="12.18cm" svg:x="1.4cm" svg:y="4.914cm">
          <draw:text-box fo:min-height="12.18cm">
            <text:list text:style-name="L70" text:continue-numbering="true">
              <text:list-item>
                <text:list>
                  <text:list-item>
                    <text:p text:style-name="P107"><text:span text:style-name="T149">Ablauf</text:span></text:p>
                  </text:list-item>
                </text:list>
                <text:list text:style-name="L71" text:continue-numbering="true">
                  <text:list-item>
                    <text:p text:style-name="P108"><text:span text:style-name="T150">Aufbau TCP-Verbindung</text:span></text:p>
                  </text:list-item>
                </text:list>
                <text:list text:style-name="L72" text:continue-numbering="true">
                  <text:list-item>
                    <text:p text:style-name="P109"><text:span text:style-name="T151">Server identifiziert sich</text:span></text:p>
                  </text:list-item>
                </text:list>
                <text:list text:style-name="L73" text:continue-numbering="true">
                  <text:list-item>
                    <text:p text:style-name="P110"><text:span text:style-name="T152">Symmetrische Verschlüsselung</text:span></text:p>
                  </text:list-item>
                </text:list>
                <text:list text:style-name="L74" text:continue-numbering="true">
                  <text:list-item>
                    <text:p text:style-name="P111"><text:span text:style-name="T153">Client authentifiziert sich</text:span></text:p>
                    <text:list text:style-name="L75" text:continue-numbering="true">
                      <text:list-item>
                        <text:p text:style-name="P112"><text:span text:style-name="T154">Einrichtung eines SSH-Channels pro Verbindung</text:span></text:p>
                      </text:list-item>
                    </text:list>
                    <text:list text:style-name="L76" text:continue-numbering="true">
                      <text:list-item>
                        <text:p text:style-name="P113"><text:span text:style-name="T155">Multiplexing mögli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svg:width="11.48cm" svg:height="1.673cm" svg:x="1.32cm" svg:y="19.27cm">
          <draw:text-box fo:min-height="1.673cm">
            <text:p text:style-name="P114"><text:span text:style-name="T156">Secure SHell und Andere Dienste</text:span></text:p>
          </draw:text-box>
        </draw:frame>
        <anim:par smil:restart="never" smil:dur="indefinite" presentation:node-type="timing-root">
          <anim:par smil:begin="slide21id.begin">
            <anim:transitionFilter smil:dur="250ms" smil:subtype="fromLeft" smil:type="barWipe"/>
          </anim:par>
        </anim:par>
      </draw:page>
      <draw:page draw:id="slide22id" draw:name="page18" draw:style-name="dp22" draw:master-page-name="_" presentation:presentation-page-layout-name="AL2">
        <draw:frame draw:layer="layout" presentation:style-name="pr37" presentation:class="title" presentation:placeholder="true" svg:width="23.4cm" svg:height="2.6cm" svg:x="2.4cm" svg:y="0.6cm">
          <draw:text-box fo:min-height="2.6cm">
            <text:p text:style-name="P115"><text:span text:style-name="T157">SSH Hands-On</text:span></text:p>
          </draw:text-box>
        </draw:frame>
        <draw:frame draw:layer="layout" presentation:style-name="pr38" presentation:class="outline" presentation:placeholder="true" svg:width="24.64cm" svg:height="12.19cm" svg:x="1.4cm" svg:y="4.914cm">
          <draw:text-box fo:min-height="12.19cm">
            <text:list text:style-name="L77" text:continue-numbering="true">
              <text:list-item>
                <text:list>
                  <text:list-item>
                    <text:p text:style-name="P116"><text:span text:style-name="T158">Vorbereitung</text:span></text:p>
                  </text:list-item>
                </text:list>
                <text:list text:style-name="L78" text:continue-numbering="true">
                  <text:list-item>
                    <text:p text:style-name="P117"><text:span text:style-name="T159"><text:a xlink:href="https://github.com/amlispolska/IT15-SSH" xlink:type="simple">github.com/amlispolska/IT15-SSH</text:a></text:span></text:p>
                  </text:list-item>
                </text:list>
                <text:list text:style-name="L79" text:continue-numbering="true">
                  <text:list-item>
                    <text:p text:style-name="P118"><text:span text:style-name="T160">Vorbereitungen umsetzen</text:span></text:p>
                  </text:list-item>
                </text:list>
              </text:list-item>
            </text:list>
            <text:list text:style-name="L80" text:continue-numbering="true">
              <text:list-item>
                <text:p text:style-name="P119"><text:span text:style-name="T161"><text:s/></text:span><text:span text:style-name="T162">SSH Server einrichten</text:span></text:p>
                <text:list text:style-name="L81" text:continue-numbering="true">
                  <text:list-item>
                    <text:list>
                      <text:list-item>
                        <text:p text:style-name="P120"><text:span text:style-name="T163"><text:s/></text:span><text:span text:style-name="T164">Verbinden via Kennwort</text:span></text:p>
                      </text:list-item>
                    </text:list>
                    <text:list text:style-name="L82" text:continue-numbering="true">
                      <text:list-item>
                        <text:p text:style-name="P121"><text:span text:style-name="T165"><text:s/></text:span><text:span text:style-name="T166">Hinterlegen SSH-Key</text:span></text:p>
                      </text:list-item>
                    </text:list>
                  </text:list-item>
                </text:list>
              </text:list-item>
            </text:list>
            <text:list text:style-name="L83" text:continue-numbering="true">
              <text:list-item>
                <text:p text:style-name="P122"><text:span text:style-name="T167"><text:s/></text:span><text:span text:style-name="T168">Verbinden via SSH-Key</text:span></text:p>
              </text:list-item>
            </text:list>
            <text:list text:style-name="L84" text:continue-numbering="true">
              <text:list-item>
                <text:p text:style-name="P123"><text:span text:style-name="T169">Upload</text:span></text:p>
              </text:list-item>
            </text:list>
            <text:list text:style-name="L85" text:continue-numbering="true">
              <text:list-item>
                <text:p text:style-name="P124"><text:span text:style-name="T170">Download via SCP</text:span></text:p>
              </text:list-item>
            </text:list>
            <text:list text:style-name="L86" text:continue-numbering="true">
              <text:list-item>
                <text:p text:style-name="P125"><text:span text:style-name="T171">Graphische Programme via SSH</text:span></text:p>
              </text:list-item>
            </text:list>
          </draw:text-box>
        </draw:frame>
        <draw:frame draw:style-name="gr20" svg:width="11.48cm" svg:height="1.673cm" svg:x="1.32cm" svg:y="19.27cm">
          <draw:text-box fo:min-height="1.673cm">
            <text:p text:style-name="P126"><text:span text:style-name="T172">Secure SHell und Andere Dienste</text:span></text:p>
          </draw:text-box>
        </draw:frame>
        <anim:par smil:restart="never" smil:dur="indefinite" presentation:node-type="timing-root">
          <anim:par smil:begin="slide22id.begin">
            <anim:transitionFilter smil:dur="250ms" smil:subtype="fromLeft" smil:type="barWipe"/>
          </anim:par>
        </anim:par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1" draw:display_name="UserFillImage1" xlink:type="simple" xlink:show="embed" xlink:actuate="onLoad"/>
    <draw:fill-image draw:name="FillImage2" draw:display_name="UserFillImage2" xlink:type="simple" xlink:show="embed" xlink:actuate="onLoad"/>
    <draw:fill-image draw:name="FillImage3" draw:display_name="UserFillImage3" xlink:type="simple" xlink:show="embed" xlink:actuate="onLoad"/>
    <draw:fill-image draw:name="FillImage4" draw:display_name="UserFillImage4" xlink:type="simple" xlink:show="embed" xlink:actuate="onLoad"/>
    <draw:fill-image draw:name="FillImage5" draw:display_name="UserFillImage5" xlink:type="simple" xlink:show="embed" xlink:actuate="onLoad"/>
    <draw:fill-image draw:name="FillImage6" draw:display_name="UserFillImage6" xlink:type="simple" xlink:show="embed" xlink:actuate="onLoad"/>
    <draw:fill-image draw:name="FillImage7" draw:display_name="UserFillImage7" xlink:type="simple" xlink:show="embed" xlink:actuate="onLoad"/>
    <draw:fill-image draw:name="FillImage8" draw:display_name="UserFillImage8" xlink:type="simple" xlink:show="embed" xlink:actuate="onLoad"/>
    <draw:fill-image draw:name="FillImage9" draw:display_name="UserFillImage9" xlink:type="simple" xlink:show="embed" xlink:actuate="onLoad"/>
    <draw:fill-image draw:name="FillImage10" draw:display_name="UserFillImage10" xlink:type="simple" xlink:show="embed" xlink:actuate="onLoad"/>
    <draw:fill-image draw:name="FillImage11" draw:display_name="UserFillImage11" xlink:type="simple" xlink:show="embed" xlink:actuate="onLoad"/>
    <draw:fill-image draw:name="FillImage12" draw:display_name="UserFillImage12" xlink:type="simple" xlink:show="embed" xlink:actuate="onLoad"/>
    <draw:fill-image draw:name="FillImage13" draw:display_name="UserFillImage13" xlink:type="simple" xlink:show="embed" xlink:actuate="onLoad"/>
    <draw:fill-image draw:name="FillImage14" draw:display_name="UserFillImage14" xlink:type="simple" xlink:show="embed" xlink:actuate="onLoad"/>
    <draw:fill-image draw:name="FillImage15" draw:display_name="UserFillImage15" xlink:type="simple" xlink:show="embed" xlink:actuate="onLoad"/>
    <draw:fill-image draw:name="FillImage16" draw:display_name="UserFillImage16" xlink:type="simple" xlink:show="embed" xlink:actuate="onLoad"/>
    <draw:fill-image draw:name="FillImage17" draw:display_name="UserFillImage17" xlink:type="simple" xlink:show="embed" xlink:actuate="onLoad"/>
    <draw:fill-image draw:name="FillImage18" draw:display_name="UserFillImage18" xlink:type="simple" xlink:show="embed" xlink:actuate="onLoad"/>
    <style:presentation-page-layout style:name="AL1">
      <presentation:placeholder presentation:object="title" svg:height="3.507cm" svg:width="23.91cm" svg:x="2.058cm" svg:y="1.743cm"/>
    </style:presentation-page-layout>
    <style:presentation-page-layout style:name="AL2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21cm"/>
    </style:page-layout>
    <style:page-layout style:name="Mpm2">
      <style:page-layout-properties fo:page-width="28cm" fo:page-height="21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="none"/>
    </style:style>
    <style:style style:family="presentation" style:name="pr3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">
      <style:text-properties/>
      <style:paragraph-properties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6">
      <style:text-properties/>
      <style:paragraph-properties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</style:master-page>
    <style:master-page style:name="_" style:page-layout-name="Mpm2" draw:style-name="dp4">
      <draw:frame draw:name="place_holder" draw:layer="backgroundobjects" presentation:style-name="pr3" presentation:class="title" presentation:placeholder="false" presentation:user-transformed="true" svg:width="23.91cm" svg:height="3.507cm" svg:x="2.058cm" svg:y="1.743cm">
        <draw:text-box fo:min-height="3.507cm">
          <text:p text:style-name="P5"/>
        </draw:text-box>
      </draw:frame>
      <draw:frame draw:name="place_holder" draw:layer="backgroundobjects" presentation:style-name="pr4" presentation:class="outline" presentation:placeholder="false" presentation:user-transformed="true" svg:width="23.91cm" svg:height="13.23cm" svg:x="2.058cm" svg:y="5.838cm">
        <draw:text-box fo:min-height="13.23cm">
          <text:p text:style-name="P6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